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AA037491C902B658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274cm" fo:min-width="7.216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274cm" fo:min-width="6.74cm" fo:wrap-option="no-wrap"/>
    </style:style>
    <style:style style:name="gr5" style:family="graphic" style:parent-style-name="objectwithoutfill">
      <style:graphic-properties svg:stroke-width="0.159cm" svg:stroke-color="#ffcc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4.817cm" svg:x="3.165cm" svg:y="6.656cm">
          <draw:image xlink:href="Pictures/10000000000004B2000003AA037491C902B6587E.png" xlink:type="simple" xlink:show="embed" xlink:actuate="onLoad">
            <text:p/>
          </draw:image>
        </draw:frame>
        <draw:custom-shape draw:style-name="gr2" draw:text-style-name="P2" draw:layer="layout" svg:width="7.715cm" svg:height="1.524cm" svg:x="8.509cm" svg:y="4.773cm">
          <text:p text:style-name="P1">Metadata Records</text:p>
          <draw:enhanced-geometry svg:viewBox="0 0 21600 21600" draw:glue-points="10800 0 0 10800 10800 21600 21600 10800 ?f40 ?f41" draw:text-areas="0 0 21600 21600" draw:type="rectangular-callout" draw:modifiers="19967.9626749611 81740.06557377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7.874cm" svg:height="1.524cm" svg:x="16.764cm" svg:y="21.844cm">
          <text:p text:style-name="P1">Dictionary Records</text:p>
          <draw:enhanced-geometry svg:viewBox="0 0 21600 21600" draw:glue-points="10800 0 0 10800 10800 21600 21600 10800 ?f40 ?f41" draw:text-areas="0 0 21600 21600" draw:type="rectangular-callout" draw:modifiers="33846.8571428571 -87306.49180327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7.239cm" svg:height="1.524cm" svg:x="14.859cm" svg:y="17.526cm">
          <text:p text:style-name="P1">Contact Records</text:p>
          <draw:enhanced-geometry svg:viewBox="0 0 21600 21600" draw:glue-points="10800 0 0 10800 10800 21600 21600 10800 ?f40 ?f41" draw:text-areas="0 0 21600 21600" draw:type="rectangular-callout" draw:modifiers="21489.6132596685 -28356.19672131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7.715cm" svg:height="1.524cm" svg:x="8.509cm" svg:y="4.758cm">
          <text:p text:style-name="P1">Metadata Records</text:p>
          <draw:enhanced-geometry svg:viewBox="0 0 21600 21600" draw:glue-points="10800 0 0 10800 10800 21600 21600 10800 ?f40 ?f41" draw:text-areas="0 0 21600 21600" draw:type="rectangular-callout" draw:modifiers="-1923.17262830482 67080.3934426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7.239cm" svg:height="1.524cm" svg:x="14.859cm" svg:y="17.526cm">
          <text:p text:style-name="P1">Contact Records</text:p>
          <draw:enhanced-geometry svg:viewBox="0 0 21600 21600" draw:glue-points="10800 0 0 10800 10800 21600 21600 10800 ?f40 ?f41" draw:text-areas="0 0 21600 21600" draw:type="rectangular-callout" draw:modifiers="-17975.138121547 -31656.3934426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7.874cm" svg:height="1.524cm" svg:x="16.764cm" svg:y="21.844cm">
          <text:p text:style-name="P1">Dictionary Records</text:p>
          <draw:enhanced-geometry svg:viewBox="0 0 21600 21600" draw:glue-points="10800 0 0 10800 10800 21600 21600 10800 ?f40 ?f41" draw:text-areas="0 0 21600 21600" draw:type="rectangular-callout" draw:modifiers="-14816.9142857143 -41018.75409836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" draw:text-style-name="P3" draw:layer="layout" svg:x1="12.954cm" svg:y1="6.262cm" svg:x2="15.008cm" svg:y2="6.262cm">
          <text:p/>
        </draw:line>
        <draw:line draw:style-name="gr5" draw:text-style-name="P3" draw:layer="layout" svg:x1="21.441cm" svg:y1="21.844cm" svg:x2="23.368cm" svg:y2="21.844cm">
          <text:p/>
        </draw:line>
        <draw:line draw:style-name="gr5" draw:text-style-name="P3" draw:layer="layout" svg:x1="19.055cm" svg:y1="17.553cm" svg:x2="20.982cm" svg:y2="17.5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4T15:18:10.781976237</dc:date>
    <meta:editing-duration>P1DT49M10S</meta:editing-duration>
    <meta:editing-cycles>27</meta:editing-cycles>
    <meta:generator>LibreOffice/6.0.7.3$Linux_X86_64 LibreOffice_project/00m0$Build-3</meta:generator>
    <meta:document-statistic meta:object-count="10"/>
  </office:meta>
</office:document-meta>
</file>